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5f0eb" officeooo:paragraph-rsid="0005f0e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5f0eb" officeooo:paragraph-rsid="0005f0eb"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05f0eb" officeooo:paragraph-rsid="0005f0eb" style:font-size-asian="16pt" style:font-weight-asian="bold" style:font-size-complex="16pt"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text-align="start" style:justify-single-word="false"/>
      <style:text-properties fo:font-size="12pt" fo:font-weight="normal" officeooo:rsid="0005f0eb" officeooo:paragraph-rsid="0005f0eb"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son and CSV Validator</text:p>
      <text:p text:style-name="P1"/>
      <text:p text:style-name="P1"/>
      <text:p text:style-name="P7">Validating JSON and CSV files involves several checks to ensure data quality and structural integrity. Here are some common methods and tools for each format:</text:p>
      <text:p text:style-name="Horizontal_20_Line"/>
      <text:h text:style-name="Heading_20_3" text:outline-level="3">JSON Validation</text:h>
      <text:list xml:id="list2151605897" text:style-name="L1">
        <text:list-item>
          <text:p text:style-name="P4"><text:span text:style-name="Strong_20_Emphasis">Parsing and Syntax Check</text:span></text:p>
          <text:list>
            <text:list-item>
              <text:p text:style-name="P4"><text:span text:style-name="Strong_20_Emphasis">Use a JSON parser:</text:span><text:line-break/>Tools or libraries (e.g., Python’s <text:span text:style-name="Source_20_Text">json</text:span> module, JavaScript’s <text:span text:style-name="Source_20_Text">JSON.parse()</text:span>) can automatically detect syntax errors. Any parse error often points to issues like misplaced commas, brackets, or quotes.</text:p>
            </text:list-item>
            <text:list-item>
              <text:p text:style-name="P4"><text:span text:style-name="Strong_20_Emphasis">Encoding verification:</text:span><text:line-break/>Ensure the file uses the proper character encoding (usually UTF-8) to avoid misinterpreted special or unwanted characters.</text:p>
            </text:list-item>
          </text:list>
        </text:list-item>
        <text:list-item>
          <text:p text:style-name="P4"><text:span text:style-name="Strong_20_Emphasis">Schema Validation</text:span></text:p>
          <text:list>
            <text:list-item>
              <text:p text:style-name="P4"><text:span text:style-name="Strong_20_Emphasis">JSON Schema:</text:span><text:line-break/>Define a JSON Schema that specifies the required fields, their data types, and allowed values. Validators (like <text:span text:style-name="Source_20_Text">ajv</text:span> in JavaScript or <text:span text:style-name="Source_20_Text">jsonschema</text:span> in Python) can then check if the JSON conforms to this schema.</text:p>
            </text:list-item>
          </text:list>
        </text:list-item>
        <text:list-item>
          <text:p text:style-name="P4"><text:span text:style-name="Strong_20_Emphasis">Unwanted/Special Character Identification</text:span></text:p>
          <text:list>
            <text:list-item>
              <text:p text:style-name="P4"><text:span text:style-name="Strong_20_Emphasis">Regular Expressions:</text:span><text:line-break/>Use regex patterns to search for unexpected control characters or other unwanted symbols that might not be handled correctly by your application.</text:p>
            </text:list-item>
            <text:list-item>
              <text:p text:style-name="P4"><text:span text:style-name="Strong_20_Emphasis">Custom Clean-up Functions:</text:span><text:line-break/>Implement routines that scan for non-standard characters or escape sequences that should be removed or corrected.</text:p>
            </text:list-item>
          </text:list>
        </text:list-item>
        <text:list-item>
          <text:p text:style-name="P4"><text:span text:style-name="Strong_20_Emphasis">Data Type and Field Structure Checks</text:span></text:p>
          <text:list>
            <text:list-item>
              <text:p text:style-name="P4"><text:span text:style-name="Strong_20_Emphasis">Manual or Automated Traversal:</text:span><text:line-break/>Iterate through the JSON objects and check whether each field has the expected data type (e.g., strings, numbers, booleans) and structure.</text:p>
            </text:list-item>
            <text:list-item>
              <text:p text:style-name="P4"><text:span text:style-name="Strong_20_Emphasis">Integration with Schema Validators:</text:span><text:line-break/>Relying on a schema validator can automate much of this process by flagging deviations from the expected structure.</text:p>
            </text:list-item>
          </text:list>
        </text:list-item>
      </text:list>
      <text:p text:style-name="Horizontal_20_Line"/>
      <text:h text:style-name="Heading_20_3" text:outline-level="3">CSV Validation</text:h>
      <text:list xml:id="list2831767770" text:style-name="L2">
        <text:list-item>
          <text:p text:style-name="P5"><text:span text:style-name="Strong_20_Emphasis">Delimiter and Format Verification</text:span></text:p>
          <text:list>
            <text:list-item>
              <text:p text:style-name="P5"><text:soft-page-break/><text:span text:style-name="Strong_20_Emphasis">Use CSV Libraries:</text:span><text:line-break/>Libraries (like Python’s <text:span text:style-name="Source_20_Text">csv</text:span> module or Pandas) can read CSV files and detect if the specified delimiter (e.g., comma, semicolon) is used consistently.</text:p>
            </text:list-item>
            <text:list-item>
              <text:p text:style-name="P5"><text:span text:style-name="Strong_20_Emphasis">Row Consistency Check:</text:span><text:line-break/>Ensure that every row has the same number of fields. Inconsistencies often indicate delimiter issues or misquoted fields.</text:p>
            </text:list-item>
          </text:list>
        </text:list-item>
        <text:list-item>
          <text:p text:style-name="P5"><text:span text:style-name="Strong_20_Emphasis">Handling Special and Unwanted Characters</text:span></text:p>
          <text:list>
            <text:list-item>
              <text:p text:style-name="P5"><text:span text:style-name="Strong_20_Emphasis">Escape and Quote Handling:</text:span><text:line-break/>Verify that fields containing delimiters, line breaks, or quotes are properly enclosed in quotes or escaped according to CSV standards.</text:p>
            </text:list-item>
            <text:list-item>
              <text:p text:style-name="P5"><text:span text:style-name="Strong_20_Emphasis">Regex-based Sanitization:</text:span><text:line-break/>Use regular expressions to identify and possibly remove or flag any unwanted characters that do not conform to the expected character set.</text:p>
            </text:list-item>
          </text:list>
        </text:list-item>
        <text:list-item>
          <text:p text:style-name="P5"><text:span text:style-name="Strong_20_Emphasis">Field Structure and Data Type Checks</text:span></text:p>
          <text:list>
            <text:list-item>
              <text:p text:style-name="P5"><text:span text:style-name="Strong_20_Emphasis">Row-by-Row Analysis:</text:span><text:line-break/>After parsing, iterate through each record to ensure that data types (e.g., integers, dates, strings) match the expected format.</text:p>
            </text:list-item>
            <text:list-item>
              <text:p text:style-name="P5"><text:span text:style-name="Strong_20_Emphasis">Schema/Metadata Files:</text:span><text:line-break/>In some workflows, a separate schema or metadata file may describe the expected structure, which can be used to automate type-checking and field presence validation.</text:p>
            </text:list-item>
            <text:list-item>
              <text:p text:style-name="P5"><text:span text:style-name="Strong_20_Emphasis">Validation Tools:</text:span><text:line-break/>Tools such as CSVLint can be employed to run a suite of tests against your CSV file to detect common formatting issues.</text:p>
            </text:list-item>
          </text:list>
        </text:list-item>
        <text:list-item>
          <text:p text:style-name="P5"><text:span text:style-name="Strong_20_Emphasis">Error Reporting and Logging</text:span></text:p>
          <text:list>
            <text:list-item>
              <text:p text:style-name="P5"><text:span text:style-name="Strong_20_Emphasis">Detailed Feedback:</text:span><text:line-break/>Implement logging mechanisms that provide detailed feedback on what issues were encountered (e.g., row numbers, field names) to facilitate easy correction.</text:p>
            </text:list-item>
            <text:list-item>
              <text:p text:style-name="P5"><text:span text:style-name="Strong_20_Emphasis">Batch Processing:</text:span><text:line-break/>For large files, consider processing in batches to manage resource usage and report errors incrementally.</text:p>
            </text:list-item>
          </text:list>
        </text:list-item>
      </text:list>
      <text:p text:style-name="Horizontal_20_Line"/>
      <text:h text:style-name="Heading_20_3" text:outline-level="3">Summary</text:h>
      <text:list xml:id="list923335749" text:style-name="L3">
        <text:list-item>
          <text:p text:style-name="P6"><text:span text:style-name="Strong_20_Emphasis">JSON:</text:span> Validate syntax using parsers, enforce structure and data types with JSON Schema, and identify unwanted characters with regex or custom logic.</text:p>
        </text:list-item>
        <text:list-item>
          <text:p text:style-name="P6"><text:span text:style-name="Strong_20_Emphasis">CSV:</text:span> Use robust CSV libraries to ensure correct delimiter usage and consistent row lengths, check proper handling of quotes and escape characters, and verify field structures and data types through manual checks or with validation tools.</text:p>
        </text:list-item>
      </text:list>
      <text:p text:style-name="Text_20_body"><text:soft-page-break/>Implementing these methods will help ensure that your JSON and CSV files are well-formed and adhere to the required standards, minimizing issues during data processing or integratio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09:51:39.963221972</meta:creation-date>
    <dc:date>2025-03-28T09:55:04.499918252</dc:date>
    <meta:editing-duration>PT3M25S</meta:editing-duration>
    <meta:editing-cycles>1</meta:editing-cycles>
    <meta:document-statistic meta:table-count="0" meta:image-count="0" meta:object-count="0" meta:page-count="3" meta:paragraph-count="32" meta:word-count="562" meta:character-count="3688" meta:non-whitespace-character-count="3184"/>
    <meta:generator>LibreOffice/7.3.7.2$Linux_X86_64 LibreOffice_project/30$Build-2</meta:generator>
  </office:meta>
</office:document-meta>
</file>